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7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paquetes de petición requeridos; basados en el protocolo de comunicación, ajustando las respuestas si es necesario.</text:p>
        </text:list-item>
        <text:list-item>
          <text:p text:style-name="P10">Implementar elementos necesarios para llevar a cabo la generación de un proyecto desde el cliente</text:p>
        </text:list-item>
        <text:list-item>
          <text:p text:style-name="P10">Implementar validación de usuari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paquetes de petición requeridos basados en el protocolo de comunicación, ajustando las respuestas si es necesario</text:p>
          </table:table-cell>
          <table:table-cell table:style-name="Table3.A2" office:value-type="string">
            <text:p text:style-name="P12">Implementación del conjunto de paquetes requerid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aquetes de petición requeridos basados en el protocolo de comunicación, ajustando las respuestas si es necesario</text:p>
          </table:table-cell>
          <table:table-cell table:style-name="Table3.A2" office:value-type="string">
            <text:p text:style-name="P12">Implementación del conjunto de paquetes requeridos con sus respectivos ajus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elementos necesarios para llevar a cabo la generación de un proyecto desde el cliente</text:p>
          </table:table-cell>
          <table:table-cell table:style-name="Table3.A2" office:value-type="string">
            <text:p text:style-name="P12">Implementación de clases para generar proyect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validación de usuarios</text:p>
          </table:table-cell>
          <table:table-cell table:style-name="Table3.A2" office:value-type="string">
            <text:p text:style-name="P12">Validación y autenticación de usuarios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7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18:32</meta:creation-date>
    <dc:creator>David Cuadrado</dc:creator>
    <dc:date>2007-02-21T20:32:06</dc:date>
    <dc:language>es-CO</dc:language>
    <meta:editing-cycles>22</meta:editing-cycles>
    <meta:editing-duration>PT14M50S</meta:editing-duration>
    <meta:template xlink:type="simple" xlink:actuate="onRequest" xlink:role="template" xlink:href="../../../../.ooo-2.0/user/template/ktoon_plan_de_iteracion.ott" xlink:title="ktoon_plan_de_iteracion" meta:date="2007-02-07T12:18:32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6" meta:word-count="166" meta:character-count="1207"/>
  </office:meta>
</office:document-meta>
</file>